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, Tahoma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Segoe UI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одолжительность синодического месяца в среднем составляет 29,53059 суток.</text:span> </text:p>
      <text:p text:style-name="P1">В 2018 году полная луна <text:span text:style-name="Strong_20_Emphasis"><text:span text:style-name="T2">наступит 02.01.2018 в 05:25</text:span></text:span> </text:p>
      <text:p text:style-name="P1"/>
      <text:p text:style-name="P1">Восход и заход солнца удобно брать с сайта </text:p>
      <text:p text:style-name="P1"><text:a xlink:type="simple" xlink:href="http://voshod-solnca.ru/Днепропетровск.html" text:style-name="Internet_20_link" text:visited-style-name="Visited_20_Internet_20_Link">http://voshod-solnca.ru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, Tahoma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ергей Хозин</meta:initial-creator>
    <meta:creation-date>2017-10-05T20:45:42.75</meta:creation-date>
    <dc:date>2017-10-05T21:17:58.80</dc:date>
    <dc:creator>Сергей Хозин</dc:creator>
    <meta:editing-duration>PT11M18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" meta:word-count="26" meta:character-count="194"/>
  </office:meta>
</office:document-meta>
</file>